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36"/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/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83"/>
        <table:table-column table:style-name="co2" table:default-cell-style-name="ce183"/>
        <table:table-column table:style-name="co3" table:default-cell-style-name="ce183"/>
        <table:table-column table:style-name="co4" table:default-cell-style-name="ce191"/>
        <table:table-column table:style-name="co5" table:default-cell-style-name="ce191"/>
        <table:table-column table:style-name="co6" table:default-cell-style-name="ce191"/>
        <table:table-column table:style-name="co7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68])" office:value-type="float" office:value="39869" calcext:value-type="float">
            <text:p>39.869,00</text:p>
          </table:table-cell>
          <table:table-cell table:formula="of:=SUM([.E8:.E66])" office:value-type="float" office:value="102284.21" calcext:value-type="float">
            <text:p>102.284,21</text:p>
          </table:table-cell>
          <table:table-cell table:style-name="ce192"/>
          <table:table-cell table:style-name="ce202" table:formula="of:=[.G6]-[.D1]+[.E1]" office:value-type="float" office:value="-13605.62" calcext:value-type="float">
            <text:p>-13.605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48" office:value-type="date" office:date-value="2021-09-05" calcext:value-type="date">
            <text:p>05.09.2021</text:p>
          </table:table-cell>
          <table:table-cell table:style-name="ce48" office:value-type="string" calcext:value-type="string">
            <text:p>Lise Kira hacı – ayşe</text:p>
          </table:table-cell>
          <table:table-cell table:style-name="Default"/>
          <table:table-cell table:style-name="ce54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54" office:value-type="float" office:value="25000" calcext:value-type="float">
            <text:p>25.000,00</text:p>
          </table:table-cell>
          <table:table-cell table:style-name="ce54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48"/>
          <table:table-cell table:style-name="ce95" office:value-type="string" calcext:value-type="string">
            <text:p>balkabağı malzeme 5685 TL</text:p>
          </table:table-cell>
          <table:table-cell table:style-name="ce54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65568.62" calcext:value-type="float">
            <text:p>-65.568,6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8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50]-[.D50]+[.G4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05" calcext:value-type="date">
            <text:p>05.10.2021</text:p>
          </table:table-cell>
          <table:table-cell office:value-type="string" calcext:value-type="string">
            <text:p>mesut deliduman kira senet 30-10-2021 </text:p>
          </table:table-cell>
          <table:table-cell/>
          <table:table-cell office:value-type="float" office:value="14400" calcext:value-type="float">
            <text:p>14.400,00</text:p>
          </table:table-cell>
          <table:table-cell/>
          <table:table-cell table:style-name="ce205" table:formula="of:=[.E51]-[.D51]+[.G50]" office:value-type="float" office:value="-51168.62" calcext:value-type="float">
            <text:p>-51.1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2]-[.D52]+[.G51]" office:value-type="float" office:value="-11168.62" calcext:value-type="float">
            <text:p>-11.1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53]-[.D53]+[.G52]" office:value-type="float" office:value="-14168.62" calcext:value-type="float">
            <text:p>-14.1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yb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54]-[.D54]+[.G53]" office:value-type="float" office:value="-13887.62" calcext:value-type="float">
            <text:p>-13.887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yb1397 mtv 2</text:p>
          </table:table-cell>
          <table:table-cell table:style-name="Default"/>
          <table:table-cell table:style-name="ce54" office:value-type="float" office:value="282" calcext:value-type="float">
            <text:p>282,00</text:p>
          </table:table-cell>
          <table:table-cell/>
          <table:table-cell table:style-name="ce205" table:formula="of:=[.E55]-[.D55]+[.G54]" office:value-type="float" office:value="-13605.62" calcext:value-type="float">
            <text:p>-13.605,62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3"/>
          <table:table-cell table:style-name="Default"/>
          <table:table-cell table:style-name="ce54"/>
          <table:table-cell/>
          <table:table-cell table:style-name="ce205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/>
          <table:table-cell table:number-columns-repeated="4"/>
          <table:table-cell table:style-name="ce205"/>
          <table:table-cell table:number-columns-repeated="57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57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97"/>
        <table:table-column table:style-name="co11" table:default-cell-style-name="ce103"/>
        <table:table-column table:style-name="co12" table:default-cell-style-name="ce103"/>
        <table:table-column table:style-name="co9" table:default-cell-style-name="ce54"/>
        <table:table-column table:style-name="co13" table:default-cell-style-name="ce54"/>
        <table:table-column table:style-name="co14" table:number-columns-repeated="3" table:default-cell-style-name="ce54"/>
        <table:table-column table:style-name="co15" table:default-cell-style-name="ce54"/>
        <table:table-column table:style-name="co16" table:default-cell-style-name="ce54"/>
        <table:table-column table:style-name="co14" table:default-cell-style-name="ce54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95" office:value-type="string" calcext:value-type="string">
            <text:p>Tarih</text:p>
          </table:table-cell>
          <table:table-cell table:style-name="ce98" office:value-type="string" calcext:value-type="string">
            <text:p>Açıklama</text:p>
          </table:table-cell>
          <table:table-cell table:style-name="ce104" office:value-type="string" calcext:value-type="string">
            <text:p>Başlangıç</text:p>
          </table:table-cell>
          <table:table-cell table:style-name="ce107" office:value-type="string" calcext:value-type="string">
            <text:p>Bitiş</text:p>
          </table:table-cell>
          <table:table-cell table:style-name="ce109" office:value-type="string" calcext:value-type="string">
            <text:p>Kira bedeli</text:p>
          </table:table-cell>
          <table:table-cell table:style-name="ce109" office:value-type="string" calcext:value-type="string">
            <text:p>Ödeme</text:p>
          </table:table-cell>
          <table:table-cell table:style-name="ce109" office:value-type="string" calcext:value-type="string">
            <text:p>Bakiye</text:p>
          </table:table-cell>
          <table:table-cell table:style-name="ce109" office:value-type="string" calcext:value-type="string">
            <text:p>Ayşe</text:p>
          </table:table-cell>
          <table:table-cell table:style-name="ce117" office:value-type="string" calcext:value-type="string">
            <text:p>Ali </text:p>
          </table:table-cell>
          <table:table-cell table:style-name="ce117" office:value-type="string" calcext:value-type="string">
            <text:p>Atila</text:p>
          </table:table-cell>
          <table:table-cell table:style-name="ce117" office:value-type="string" calcext:value-type="string">
            <text:p>Hacı </text:p>
          </table:table-cell>
          <table:table-cell table:style-name="ce11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8"/>
          <table:table-cell table:style-name="ce99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6"/>
          <table:table-cell table:style-name="ce100"/>
          <table:table-cell table:style-name="ce105" table:number-columns-repeated="2"/>
          <table:table-cell table:style-name="ce110" table:number-columns-repeated="4"/>
          <table:table-cell table:style-name="ce85" table:number-columns-repeated="4"/>
          <table:table-cell/>
        </table:table-row>
        <table:table-row table:style-name="ro1">
          <table:table-cell table:style-name="ce96" office:value-type="date" office:date-value="2019-12-05" calcext:value-type="date">
            <text:p>05.12.2019</text:p>
          </table:table-cell>
          <table:table-cell table:style-name="ce99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37" office:value-type="date" office:date-value="2021-04-29" calcext:value-type="date">
            <text:p>29.Nis</text:p>
          </table:table-cell>
          <table:table-cell table:style-name="ce111" table:formula="of:=[$'051 Ap Mlngz'.C4]" office:value-type="float" office:value="10200" calcext:value-type="float">
            <text:p>10.200,00</text:p>
          </table:table-cell>
          <table:table-cell table:style-name="ce111" table:formula="of:=[$'051 Ap Mlngz'.D19]" office:value-type="float" office:value="850" calcext:value-type="float">
            <text:p>850,00</text:p>
          </table:table-cell>
          <table:table-cell table:style-name="ce111" table:formula="of:=[$'051 Ap Mlngz'.E19]" office:value-type="float" office:value="9350" calcext:value-type="float">
            <text:p>9.350,00</text:p>
          </table:table-cell>
          <table:table-cell table:style-name="ce110"/>
          <table:table-cell table:style-name="ce85"/>
          <table:table-cell table:style-name="ce85" table:formula="of:=[.F7]*[.J5]" office:value-type="float" office:value="460.7" calcext:value-type="float">
            <text:p>460,70</text:p>
          </table:table-cell>
          <table:table-cell table:style-name="ce85" table:formula="of:=[.F7]*[.K5]" office:value-type="float" office:value="106.25" calcext:value-type="float">
            <text:p>106,25</text:p>
          </table:table-cell>
          <table:table-cell table:style-name="ce85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11"/>
          <table:table-cell table:style-name="ce116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Yıkama Ön</text:p>
          </table:table-cell>
          <table:table-cell table:number-columns-repeated="6"/>
          <table:table-cell table:style-name="ce116"/>
          <table:table-cell table:style-name="ce116" office:value-type="percentage" office:value="0.542" calcext:value-type="percentage">
            <text:p>%54,20</text:p>
          </table:table-cell>
          <table:table-cell table:style-name="ce116" office:value-type="percentage" office:value="0.125" calcext:value-type="percentage">
            <text:p>%12,50</text:p>
          </table:table-cell>
          <table:table-cell table:style-name="ce11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48" office:value-type="date" office:date-value="2020-07-30" calcext:value-type="date">
            <text:p>30.07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3]" office:value-type="float" office:value="22728" calcext:value-type="float">
            <text:p>22.728,00</text:p>
          </table:table-cell>
          <table:table-cell table:style-name="ce85" table:formula="of:=[$'05 Ap'.D3]" office:value-type="float" office:value="22728" calcext:value-type="float">
            <text:p>22.728,00</text:p>
          </table:table-cell>
          <table:table-cell table:style-name="ce110" table:formula="of:=[.E10]-[.F10]" office:value-type="float" office:value="0" calcext:value-type="float">
            <text:p>0,00</text:p>
          </table:table-cell>
          <table:table-cell table:style-name="ce110"/>
          <table:table-cell table:style-name="ce85"/>
          <table:table-cell table:style-name="ce85" table:formula="of:=[.F10]*[.J9]" office:value-type="float" office:value="12318.576" calcext:value-type="float">
            <text:p>12.318,58</text:p>
          </table:table-cell>
          <table:table-cell table:style-name="ce85" table:formula="of:=[.F10]*[.K9]" office:value-type="float" office:value="2841" calcext:value-type="float">
            <text:p>2.841,00</text:p>
          </table:table-cell>
          <table:table-cell table:style-name="ce85" table:formula="of:=[.F10]*[.L9]" office:value-type="float" office:value="7568.424" calcext:value-type="float">
            <text:p>7.568,42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3"/>
          <table:table-cell table:style-name="ce115" office:value-type="string" calcext:value-type="string">
            <text:p>AP ÖN ARA TOPLAM</text:p>
          </table:table-cell>
          <table:table-cell table:style-name="ce118" table:formula="of:=[.I10]+[.I7]+[.I6]" office:value-type="float" office:value="0" calcext:value-type="float">
            <text:p>0,00</text:p>
          </table:table-cell>
          <table:table-cell table:style-name="ce118" table:formula="of:=[.J10]+[.J7]+[.J6]" office:value-type="float" office:value="12779.276" calcext:value-type="float">
            <text:p>12.779,28</text:p>
          </table:table-cell>
          <table:table-cell table:style-name="ce118" table:formula="of:=[.K10]+[.K7]+[.K6]" office:value-type="float" office:value="2947.25" calcext:value-type="float">
            <text:p>2.947,25</text:p>
          </table:table-cell>
          <table:table-cell table:style-name="ce118" table:formula="of:=[.L10]+[.L7]+[.L6]" office:value-type="float" office:value="7851.474" calcext:value-type="float">
            <text:p>7.851,47</text:p>
          </table:table-cell>
          <table:table-cell table:style-name="ce85"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5"/>
        </table:table-row>
        <table:table-row table:style-name="ro1">
          <table:table-cell/>
          <table:table-cell table:style-name="ce99" office:value-type="string" calcext:value-type="string">
            <text:p>Yıkama Arka</text:p>
          </table:table-cell>
          <table:table-cell table:number-columns-repeated="4"/>
          <table:table-cell table:style-name="ce114" table:number-columns-repeated="2"/>
          <table:table-cell table:style-name="ce116"/>
          <table:table-cell table:style-name="ce116" office:value-type="percentage" office:value="0.325" calcext:value-type="percentage">
            <text:p>%32,50</text:p>
          </table:table-cell>
          <table:table-cell table:style-name="ce116" office:value-type="percentage" office:value="0.075" calcext:value-type="percentage">
            <text:p>%7,50</text:p>
          </table:table-cell>
          <table:table-cell table:style-name="ce11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48" office:value-type="date" office:date-value="2020-08-30" calcext:value-type="date">
            <text:p>30.08.2020</text:p>
          </table:table-cell>
          <table:table-cell table:style-name="ce10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85" table:formula="of:=[$'05 Ap'.C19]" office:value-type="float" office:value="11364" calcext:value-type="float">
            <text:p>11.364,00</text:p>
          </table:table-cell>
          <table:table-cell table:style-name="ce85" table:formula="of:=[$'05 Ap'.D19]" office:value-type="float" office:value="11364" calcext:value-type="float">
            <text:p>11.364,00</text:p>
          </table:table-cell>
          <table:table-cell table:style-name="ce110" table:formula="of:=[.E15]-[.F15]" office:value-type="float" office:value="0" calcext:value-type="float">
            <text:p>0,00</text:p>
          </table:table-cell>
          <table:table-cell table:style-name="ce110"/>
          <table:table-cell table:style-name="ce111"/>
          <table:table-cell table:style-name="ce111" table:formula="of:=[.F15]*[.J14]" office:value-type="float" office:value="3693.3" calcext:value-type="float">
            <text:p>3.693,30</text:p>
          </table:table-cell>
          <table:table-cell table:style-name="ce111" table:formula="of:=[.F15]*[.K14]" office:value-type="float" office:value="852.3" calcext:value-type="float">
            <text:p>852,30</text:p>
          </table:table-cell>
          <table:table-cell table:style-name="ce111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 table:style-name="ce48"/>
          <table:table-cell table:style-name="ce99" office:value-type="string" calcext:value-type="string">
            <text:p>Ali Paşa Toplam</text:p>
          </table:table-cell>
          <table:table-cell table:number-columns-repeated="2"/>
          <table:table-cell table:style-name="ce85" table:formula="of:=[.E5]+[.E7]+[.E10]+[.E15]" office:value-type="float" office:value="58692" calcext:value-type="float">
            <text:p>58.692,00</text:p>
          </table:table-cell>
          <table:table-cell table:style-name="ce85" table:formula="of:=[.F5]+[.F7]+[.F10]+[.F15]" office:value-type="float" office:value="34942" calcext:value-type="float">
            <text:p>34.942,00</text:p>
          </table:table-cell>
          <table:table-cell table:style-name="ce85" table:formula="of:=[.G5]+[.G7]+[.G10]+[.G15]" office:value-type="float" office:value="23750" calcext:value-type="float">
            <text:p>23.750,00</text:p>
          </table:table-cell>
          <table:table-cell table:style-name="ce110"/>
          <table:table-cell table:style-name="ce85"/>
          <table:table-cell table:style-name="ce85" table:formula="of:=[.J5]+[.J7]+[.J10]+[.J15]" office:value-type="float" office:value="16473.118" calcext:value-type="float">
            <text:p>16.473,12</text:p>
          </table:table-cell>
          <table:table-cell table:style-name="ce85" table:formula="of:=[.K5]+[.K7]+[.K10]+[.K15]" office:value-type="float" office:value="3799.675" calcext:value-type="float">
            <text:p>3.799,68</text:p>
          </table:table-cell>
          <table:table-cell table:style-name="ce85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48"/>
          <table:table-cell table:style-name="ce101"/>
          <table:table-cell table:number-columns-repeated="2"/>
          <table:table-cell table:style-name="ce85" table:number-columns-repeated="2"/>
          <table:table-cell table:style-name="ce110" table:number-columns-repeated="2"/>
          <table:table-cell table:style-name="ce85" table:number-columns-repeated="4"/>
          <table:table-cell/>
        </table:table-row>
        <table:table-row table:style-name="ro1">
          <table:table-cell/>
          <table:table-cell table:style-name="ce99" office:value-type="string" calcext:value-type="string">
            <text:p>Lise</text:p>
          </table:table-cell>
          <table:table-cell table:number-columns-repeated="4"/>
          <table:table-cell table:style-name="ce114"/>
          <table:table-cell table:number-columns-repeated="4" table:style-name="ce11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85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10" table:formula="of:=[.E21]-[.F21]" office:value-type="float" office:value="0" calcext:value-type="float">
            <text:p>0,00</text:p>
          </table:table-cell>
          <table:table-cell table:style-name="ce111" table:formula="of:=[.F21]*[.H20]" office:value-type="float" office:value="13000" calcext:value-type="float">
            <text:p>13.000,00</text:p>
          </table:table-cell>
          <table:table-cell table:style-name="ce111" table:formula="of:=[.F21]*[.I20]" office:value-type="float" office:value="13000" calcext:value-type="float">
            <text:p>13.000,00</text:p>
          </table:table-cell>
          <table:table-cell table:style-name="ce111" table:formula="of:=[.F21]*[.J20]" office:value-type="float" office:value="13000" calcext:value-type="float">
            <text:p>13.000,00</text:p>
          </table:table-cell>
          <table:table-cell table:style-name="ce111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06"/>
          <table:table-cell table:style-name="ce40" office:value-type="string" calcext:value-type="string">
            <text:p>Toplamlar</text:p>
          </table:table-cell>
          <table:table-cell table:style-name="ce111" table:formula="of:=[.E21]+[.E15]+[.E10]+[.E5]+[.E7]" office:value-type="float" office:value="110692" calcext:value-type="float">
            <text:p>110.692,00</text:p>
          </table:table-cell>
          <table:table-cell table:style-name="ce111" table:formula="of:=[.F21]+[.F15]+[.F10]+[.F5]+[.F7]" office:value-type="float" office:value="86942" calcext:value-type="float">
            <text:p>86.942,00</text:p>
          </table:table-cell>
          <table:table-cell table:style-name="ce111" table:formula="of:=[.G21]+[.G15]+[.G10]+[.G5]+[.G7]" office:value-type="float" office:value="23750" calcext:value-type="float">
            <text:p>23.750,00</text:p>
          </table:table-cell>
          <table:table-cell table:style-name="ce111" table:formula="of:=[.H21]+[.H15]+[.H10]+[.H6]+[.H7]" office:value-type="float" office:value="13000" calcext:value-type="float">
            <text:p>13.000,00</text:p>
          </table:table-cell>
          <table:table-cell table:style-name="ce111" table:formula="of:=[.I21]+[.I15]+[.I10]+[.I6]+[.I7]" office:value-type="float" office:value="13000" calcext:value-type="float">
            <text:p>13.000,00</text:p>
          </table:table-cell>
          <table:table-cell table:style-name="ce111" table:formula="of:=[.J21]+[.J15]+[.J10]+[.J6]+[.J7]" office:value-type="float" office:value="29472.576" calcext:value-type="float">
            <text:p>29.472,58</text:p>
          </table:table-cell>
          <table:table-cell table:style-name="ce111" table:formula="of:=[.K21]+[.K15]+[.K10]+[.K6]+[.K7]" office:value-type="float" office:value="16799.55" calcext:value-type="float">
            <text:p>16.799,55</text:p>
          </table:table-cell>
          <table:table-cell table:style-name="ce111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41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93"/>
          <table:table-cell table:style-name="ce165" office:value-type="string" calcext:value-type="string">
            <text:p>Lise Arkası kira </text:p>
          </table:table-cell>
          <table:table-cell table:style-name="ce171" table:number-columns-repeated="5"/>
        </table:table-row>
        <table:table-row table:style-name="ro1">
          <table:table-cell table:style-name="ce93"/>
          <table:table-cell/>
          <table:table-cell table:style-name="ce171" table:number-columns-repeated="5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Kalan Kira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163" office:value-type="date" office:date-value="2021-08-30" calcext:value-type="date">
            <text:p>30.08.2021</text:p>
          </table:table-cell>
          <table:table-cell table:style-name="ce168" office:value-type="string" calcext:value-type="string">
            <text:p>Murat Çalışkan</text:p>
          </table:table-cell>
          <table:table-cell table:number-columns-repeated="2" table:style-name="ce173" office:value-type="float" office:value="52000" calcext:value-type="float">
            <text:p>52.000,00</text:p>
          </table:table-cell>
          <table:table-cell table:style-name="ce173" table:formula="of:=[.C6]-[.D6]" office:value-type="float" office:value="0" calcext:value-type="float">
            <text:p>0,00</text:p>
          </table:table-cell>
          <table:table-cell table:style-name="ce173"/>
          <table:table-cell table:style-name="ce173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93"/>
          <table:table-cell table:style-name="ce169" office:value-type="string" calcext:value-type="string">
            <text:p>30.08.2021-2022</text:p>
          </table:table-cell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 table:style-name="ce163"/>
          <table:table-cell table:style-name="ce168"/>
          <table:table-cell table:style-name="ce173"/>
          <table:table-cell/>
          <table:table-cell table:style-name="ce173" table:number-columns-repeated="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1. taksit hesaben ödendi</text:p>
          </table:table-cell>
          <table:table-cell table:style-name="ce173" table:number-columns-repeated="3"/>
          <table:table-cell table:style-name="ce173" office:value-type="float" office:value="1328.31" calcext:value-type="float">
            <text:p>1.328,31</text:p>
          </table:table-cell>
          <table:table-cell table:style-name="ce173"/>
        </table:table-row>
        <table:table-row table:style-name="ro1">
          <table:table-cell table:style-name="ce163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2020 ygv 2. taksit hesaben ödendi</text:p>
          </table:table-cell>
          <table:table-cell table:style-name="ce173" table:number-columns-repeated="3"/>
          <table:table-cell table:style-name="ce173" office:value-type="float" office:value="874.56" calcext:value-type="float">
            <text:p>874,56</text:p>
          </table:table-cell>
          <table:table-cell table:style-name="ce173"/>
        </table:table-row>
        <table:table-row table:style-name="ro1">
          <table:table-cell table:style-name="ce163" office:value-type="date" office:date-value="2021-10-15" calcext:value-type="date">
            <text:p>15.10.2021</text:p>
          </table:table-cell>
          <table:table-cell table:style-name="ce168" office:value-type="string" calcext:value-type="string">
            <text:p>2020 ygv 2. taksit kk ile ödendi</text:p>
          </table:table-cell>
          <table:table-cell table:number-columns-repeated="2"/>
          <table:table-cell table:style-name="ce173"/>
          <table:table-cell table:style-name="ce173" office:value-type="float" office:value="370.82" calcext:value-type="float">
            <text:p>370,82</text:p>
          </table:table-cell>
          <table:table-cell table:style-name="ce173"/>
        </table:table-row>
        <table:table-row table:style-name="ro1">
          <table:table-cell table:style-name="ce182" office:value-type="date" office:date-value="2020-12-08" calcext:value-type="date">
            <text:p>08.12.2020</text:p>
          </table:table-cell>
          <table:table-cell table:style-name="ce168" office:value-type="string" calcext:value-type="string">
            <text:p>vergi iadesi 2019 hesaben tahsilat</text:p>
          </table:table-cell>
          <table:table-cell table:style-name="ce173"/>
          <table:table-cell table:style-name="ce173" office:value-type="float" office:value="2202.87" calcext:value-type="float">
            <text:p>2.202,87</text:p>
          </table:table-cell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28"/>
          <table:table-cell table:style-name="ce171" table:number-columns-repeated="2"/>
          <table:table-cell table:style-name="ce173"/>
          <table:table-cell table:style-name="ce171"/>
          <table:table-cell table:style-name="ce173"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6:.C14])" office:value-type="float" office:value="52000" calcext:value-type="float">
            <text:p>52.000,00</text:p>
          </table:table-cell>
          <table:table-cell table:style-name="ce175" table:formula="of:=SUM([.D6:.D14])" office:value-type="float" office:value="54202.87" calcext:value-type="float">
            <text:p>54.202,87</text:p>
          </table:table-cell>
          <table:table-cell table:style-name="ce134" table:formula="of:=SUM([.E6:.E14])" office:value-type="float" office:value="0" calcext:value-type="float">
            <text:p>0,00</text:p>
          </table:table-cell>
          <table:table-cell table:style-name="ce175" table:formula="of:=SUM([.F6:.F14])" office:value-type="float" office:value="2573.69" calcext:value-type="float">
            <text:p>2.573,69</text:p>
          </table:table-cell>
          <table:table-cell table:style-name="ce181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7" office:value-type="string" calcext:value-type="string">
            <text:p><text:s/>Toplam Kira Geliri</text:p>
          </table:table-cell>
          <table:table-cell/>
          <table:table-cell table:style-name="ce85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/>
          <table:table-cell/>
          <table:table-cell table:style-name="ce85"/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yşe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93"/>
          <table:table-cell table:number-columns-repeated="2"/>
          <table:table-cell table:style-name="ce171"/>
          <table:table-cell table:style-name="ce178" office:value-type="string" calcext:value-type="string">
            <text:p>Ali 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Atila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78" office:value-type="string" calcext:value-type="string">
            <text:p>Hacı</text:p>
          </table:table-cell>
          <table:table-cell table:style-name="ce180" office:value-type="percentage" office:value="0.25" calcext:value-type="percentage">
            <text:p>%25,00</text:p>
          </table:table-cell>
          <table:table-cell table:style-name="ce175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93"/>
        <table:table-column table:style-name="co22" table:default-cell-style-name="Default"/>
        <table:table-column table:style-name="co23" table:default-cell-style-name="Default"/>
        <table:table-column table:style-name="co14" table:default-cell-style-name="ce171"/>
        <table:table-column table:style-name="co24" table:default-cell-style-name="ce178"/>
        <table:table-column table:style-name="co25" table:default-cell-style-name="Default"/>
        <table:table-column table:style-name="co26" table:default-cell-style-name="ce175"/>
        <table:table-row table:style-name="ro1">
          <table:table-cell/>
          <table:table-cell table:style-name="ce165" office:value-type="string" calcext:value-type="string">
            <text:p>Ali Paşa Ön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2/3</text:p>
          </table:table-cell>
          <table:table-cell table:number-columns-repeated="2" table:style-name="ce173" office:value-type="float" office:value="22728" calcext:value-type="float">
            <text:p>22.728,00</text:p>
          </table:table-cell>
          <table:table-cell table:style-name="ce173" table:formula="of:=[.C3]-[.D3]" office:value-type="float" office:value="0" calcext:value-type="float">
            <text:p>0,00</text:p>
          </table:table-cell>
          <table:table-cell table:style-name="ce173"/>
          <table:table-cell table:style-name="ce173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163"/>
          <table:table-cell table:style-name="ce168" office:value-type="string" calcext:value-type="string">
            <text:p>ciğerci</text:p>
          </table:table-cell>
          <table:table-cell table:style-name="ce173" office:value-type="float" office:value="10200" calcext:value-type="float">
            <text:p>10.200,00</text:p>
          </table:table-cell>
          <table:table-cell table:style-name="ce173" office:value-type="float" office:value="850" calcext:value-type="float">
            <text:p>850,00</text:p>
          </table:table-cell>
          <table:table-cell table:style-name="ce173" table:formula="of:=[.C4]-[.D4]" office:value-type="float" office:value="9350" calcext:value-type="float">
            <text:p>9.350,00</text:p>
          </table:table-cell>
          <table:table-cell table:style-name="ce173"/>
          <table:table-cell table:style-name="ce173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174" office:value-type="float" office:value="14400" calcext:value-type="float">
            <text:p>14.400,00</text:p>
          </table:table-cell>
          <table:table-cell table:style-name="ce174"/>
          <table:table-cell table:style-name="ce173" table:formula="of:=[.C5]-[.D5]" office:value-type="float" office:value="14400" calcext:value-type="float">
            <text:p>14.400,00</text:p>
          </table:table-cell>
          <table:table-cell table:style-name="ce179"/>
          <table:table-cell table:style-name="ce173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 table:style-name="ce173"/>
          <table:table-cell table:style-name="ce179"/>
          <table:table-cell table:style-name="ce173"/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3:.C5])" office:value-type="float" office:value="47328" calcext:value-type="float">
            <text:p>47.328,00</text:p>
          </table:table-cell>
          <table:table-cell table:style-name="ce175" table:formula="of:=SUM([.D3:.D5])" office:value-type="float" office:value="23578" calcext:value-type="float">
            <text:p>23.578,00</text:p>
          </table:table-cell>
          <table:table-cell table:style-name="ce188" table:formula="of:=SUM([.E3:.E5])" office:value-type="float" office:value="23750" calcext:value-type="float">
            <text:p>23.750,00</text:p>
          </table:table-cell>
          <table:table-cell table:style-name="ce175" table:formula="of:=SUM([.F3:.F5])" office:value-type="float" office:value="0" calcext:value-type="float">
            <text:p>0,00</text:p>
          </table:table-cell>
          <table:table-cell table:style-name="ce181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Ön Toplam Kira Geliri</text:p>
          </table:table-cell>
          <table:table-cell/>
          <table:table-cell table:style-name="ce85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164"/>
          <table:table-cell table:number-columns-repeated="2"/>
          <table:table-cell table:style-name="Default"/>
          <table:table-cell/>
          <table:table-cell table:style-name="ce180"/>
          <table:table-cell/>
        </table:table-row>
        <table:table-row table:style-name="ro1">
          <table:table-cell/>
          <table:table-cell table:style-name="ce165" office:value-type="string" calcext:value-type="string">
            <text:p>Ali Paşa Arka kira </text:p>
          </table:table-cell>
          <table:table-cell table:style-name="ce171"/>
          <table:table-cell/>
          <table:table-cell table:style-name="ce171" table:number-columns-repeated="3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0-06-30" calcext:value-type="date">
            <text:p>30.06.2020</text:p>
          </table:table-cell>
          <table:table-cell table:style-name="ce169" office:value-type="string" calcext:value-type="string">
            <text:p>Adem Kesici 33000*1/3</text:p>
          </table:table-cell>
          <table:table-cell table:number-columns-repeated="2" table:style-name="ce174" office:value-type="float" office:value="11364" calcext:value-type="float">
            <text:p>11.364,00</text:p>
          </table:table-cell>
          <table:table-cell table:style-name="ce173" table:formula="of:=[.C19]-[.D19]" office:value-type="float" office:value="0" calcext:value-type="float">
            <text:p>0,00</text:p>
          </table:table-cell>
          <table:table-cell table:style-name="ce179"/>
          <table:table-cell table:style-name="ce173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3"/>
        </table:table-row>
        <table:table-row table:style-name="ro1">
          <table:table-cell/>
          <table:table-cell table:style-name="ce165" office:value-type="string" calcext:value-type="string">
            <text:p>Toplamlar</text:p>
          </table:table-cell>
          <table:table-cell table:style-name="ce175" table:formula="of:=SUM([.C19:.C19])" office:value-type="float" office:value="11364" calcext:value-type="float">
            <text:p>11.364,00</text:p>
          </table:table-cell>
          <table:table-cell table:style-name="ce175" table:formula="of:=SUM([.D19:.D20])" office:value-type="float" office:value="11364" calcext:value-type="float">
            <text:p>11.364,00</text:p>
          </table:table-cell>
          <table:table-cell table:style-name="ce188" table:formula="of:=SUM([.E19:.E20])" office:value-type="float" office:value="0" calcext:value-type="float">
            <text:p>0,00</text:p>
          </table:table-cell>
          <table:table-cell table:style-name="ce175" table:formula="of:=SUM([.F19:.F19])" office:value-type="float" office:value="0" calcext:value-type="float">
            <text:p>0,00</text:p>
          </table:table-cell>
          <table:table-cell table:style-name="ce181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166"/>
          <table:table-cell table:style-name="ce171"/>
          <table:table-cell/>
          <table:table-cell table:style-name="ce171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77" office:value-type="string" calcext:value-type="string">
            <text:p>Ali Paşa Arka Toplam Kira Geliri</text:p>
          </table:table-cell>
          <table:table-cell/>
          <table:table-cell table:style-name="ce85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177"/>
          <table:table-cell/>
          <table:table-cell table:style-name="ce8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80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80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1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80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48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Milangaz 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0200" calcext:value-type="float">
            <text:p>10.200,00</text:p>
          </table:table-cell>
          <table:table-cell table:style-name="ce175" table:formula="of:=SUM([.D3:.D16])" office:value-type="float" office:value="850" calcext:value-type="float">
            <text:p>850,00</text:p>
          </table:table-cell>
          <table:table-cell table:style-name="ce188" table:formula="of:=SUM([.E3:.E16])" office:value-type="float" office:value="9350" calcext:value-type="float">
            <text:p>9.35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163"/>
        <table:table-column table:style-name="co22" table:default-cell-style-name="ce168"/>
        <table:table-column table:style-name="co23" table:default-cell-style-name="ce173"/>
        <table:table-column table:style-name="co14" table:default-cell-style-name="ce173"/>
        <table:table-column table:style-name="co24" table:default-cell-style-name="ce173"/>
        <table:table-column table:style-name="co25" table:default-cell-style-name="ce173"/>
        <table:table-column table:style-name="co26" table:default-cell-style-name="ce173"/>
        <table:table-row table:style-name="ro1">
          <table:table-cell table:style-name="ce93"/>
          <table:table-cell table:style-name="ce165" office:value-type="string" calcext:value-type="string">
            <text:p>Ali Paşa Aygaz</text:p>
          </table:table-cell>
          <table:table-cell table:style-name="ce171" table:number-columns-repeated="5"/>
        </table:table-row>
        <table:table-row table:style-name="ro1">
          <table:table-cell table:style-name="ce94" office:value-type="string" calcext:value-type="string">
            <text:p>Tarih</text:p>
          </table:table-cell>
          <table:table-cell table:style-name="ce167" office:value-type="string" calcext:value-type="string">
            <text:p>Açıklama</text:p>
          </table:table-cell>
          <table:table-cell table:style-name="ce172" office:value-type="string" calcext:value-type="string">
            <text:p>Kira bedeli</text:p>
          </table:table-cell>
          <table:table-cell table:style-name="ce172" office:value-type="string" calcext:value-type="string">
            <text:p>Ödeme</text:p>
          </table:table-cell>
          <table:table-cell table:style-name="ce172" office:value-type="string" calcext:value-type="string">
            <text:p>Bakiye</text:p>
          </table:table-cell>
          <table:table-cell table:style-name="ce172" office:value-type="string" calcext:value-type="string">
            <text:p>Masraf</text:p>
          </table:table-cell>
          <table:table-cell table:style-name="ce172" office:value-type="string" calcext:value-type="string">
            <text:p>Net Kira</text:p>
          </table:table-cell>
        </table:table-row>
        <table:table-row table:style-name="ro1">
          <table:table-cell table:style-name="ce182" office:value-type="date" office:date-value="2021-04-20" calcext:value-type="date">
            <text:p>20.04.2021</text:p>
          </table:table-cell>
          <table:table-cell table:style-name="ce169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174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179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182"/>
          <table:table-cell table:style-name="ce169"/>
          <table:table-cell table:style-name="ce174" table:number-columns-repeated="2"/>
          <table:table-cell/>
          <table:table-cell table:style-name="ce179"/>
          <table:table-cell/>
        </table:table-row>
        <table:table-row table:style-name="ro1">
          <table:table-cell table:style-name="ce93"/>
          <table:table-cell table:style-name="ce166"/>
          <table:table-cell table:style-name="ce171" table:number-columns-repeated="5"/>
        </table:table-row>
        <table:table-row table:style-name="ro1">
          <table:table-cell table:style-name="ce93"/>
          <table:table-cell table:style-name="ce165" office:value-type="string" calcext:value-type="string">
            <text:p>Toplamlar</text:p>
          </table:table-cell>
          <table:table-cell table:style-name="ce175" table:formula="of:=SUM([.C3:.C16])" office:value-type="float" office:value="14400" calcext:value-type="float">
            <text:p>14.400,00</text:p>
          </table:table-cell>
          <table:table-cell table:style-name="ce175" table:formula="of:=SUM([.D3:.D16])" office:value-type="float" office:value="0" calcext:value-type="float">
            <text:p>0,00</text:p>
          </table:table-cell>
          <table:table-cell table:style-name="ce188" table:formula="of:=SUM([.E3:.E16])" office:value-type="float" office:value="14400" calcext:value-type="float">
            <text:p>14.400,00</text:p>
          </table:table-cell>
          <table:table-cell table:style-name="ce175" table:formula="of:=SUM([.F3:.F16])" office:value-type="float" office:value="0" calcext:value-type="float">
            <text:p>0,00</text:p>
          </table:table-cell>
          <table:table-cell table:style-name="ce181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ce166"/>
          <table:table-cell table:style-name="ce171" table:number-columns-repeated="4"/>
          <table:table-cell table:style-name="Default"/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7" office:value-type="string" calcext:value-type="string">
            <text:p>Ali Paşa Ön Toplam Kira Geliri</text:p>
          </table:table-cell>
          <table:table-cell table:style-name="Default"/>
          <table:table-cell table:style-name="ce85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Atila</text:p>
          </table:table-cell>
          <table:table-cell table:style-name="ce180" office:value-type="percentage" office:value="0.542" calcext:value-type="percentage">
            <text:p>%54,20</text:p>
          </table:table-cell>
          <table:table-cell table:style-name="ce175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93"/>
          <table:table-cell table:style-name="Default" table:number-columns-repeated="2"/>
          <table:table-cell table:style-name="ce171"/>
          <table:table-cell table:style-name="ce178" office:value-type="string" calcext:value-type="string">
            <text:p>Nazan </text:p>
          </table:table-cell>
          <table:table-cell table:style-name="ce180" office:value-type="percentage" office:value="0.333" calcext:value-type="percentage">
            <text:p>%33,30</text:p>
          </table:table-cell>
          <table:table-cell table:style-name="ce175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164"/>
          <table:table-cell table:style-name="Default" table:number-columns-repeated="3"/>
          <table:table-cell table:style-name="ce178" office:value-type="string" calcext:value-type="string">
            <text:p>Hacı</text:p>
          </table:table-cell>
          <table:table-cell table:style-name="ce180" office:value-type="percentage" office:value="0.125" calcext:value-type="percentage">
            <text:p>%12,50</text:p>
          </table:table-cell>
          <table:table-cell table:style-name="ce175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164"/>
          <table:table-cell table:style-name="Default" table:number-columns-repeated="3"/>
          <table:table-cell table:style-name="ce178"/>
          <table:table-cell table:style-name="ce180"/>
          <table:table-cell table:style-name="ce175"/>
        </table:table-row>
        <table:table-row table:style-name="ro1" table:number-rows-repeated="2">
          <table:table-cell table:style-name="ce48"/>
          <table:table-cell table:style-name="Default" table:number-columns-repeated="6"/>
        </table:table-row>
        <table:table-row table:style-name="ro1">
          <table:table-cell table:style-name="ce48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0"/>
        </table:table-row>
        <table:table-row table:style-name="ro1">
          <table:table-cell table:number-columns-repeated="3"/>
          <table:table-cell table:style-name="ce211" office:value-type="string" calcext:value-type="string">
            <text:p>DOĞUŞ</text:p>
          </table:table-cell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151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195" office:value-type="string" calcext:value-type="string">
            <text:p>2020 nakli yekün</text:p>
          </table:table-cell>
          <table:table-cell table:style-name="ce207" office:value-type="float" office:value="-20695.8" calcext:value-type="float">
            <text:p>-+20.695,80</text:p>
          </table:table-cell>
          <table:table-cell table:style-name="ce152"/>
          <table:table-cell table:style-name="ce217" table:formula="of:=[.C7]" office:value-type="float" office:value="-20695.8" calcext:value-type="float">
            <text:p>-20.695,80</text:p>
          </table:table-cell>
          <table:table-cell table:style-name="ce195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95" office:value-type="string" calcext:value-type="string">
            <text:p>2021 Lise arkası Kira Geliri</text:p>
          </table:table-cell>
          <table:table-cell table:style-name="ce208" office:value-type="float" office:value="13000" calcext:value-type="float">
            <text:p>+13.000,00</text:p>
          </table:table-cell>
          <table:table-cell table:style-name="ce153"/>
          <table:table-cell table:style-name="ce218" table:formula="of:=[.E7]-[.C8]+[.D8]" office:value-type="float" office:value="-33695.8" calcext:value-type="float">
            <text:p>-3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09-07" calcext:value-type="date">
            <text:p>07.09.2021</text:p>
          </table:table-cell>
          <table:table-cell table:style-name="ce144" office:value-type="string" calcext:value-type="string">
            <text:p>havale</text:p>
          </table:table-cell>
          <table:table-cell table:style-name="ce209"/>
          <table:table-cell table:style-name="ce154" office:value-type="float" office:value="20000" calcext:value-type="float">
            <text:p>20.000,00</text:p>
          </table:table-cell>
          <table:table-cell table:style-name="ce218" table:formula="of:=[.E8]-[.C9]+[.D9]" office:value-type="float" office:value="-13695.8" calcext:value-type="float">
            <text:p>-13.695,80</text:p>
          </table:table-cell>
          <table:table-cell table:style-name="ce195"/>
        </table:table-row>
        <table:table-row table:style-name="ro2">
          <table:table-cell table:style-name="ce48" office:value-type="date" office:date-value="2021-10-14" calcext:value-type="date">
            <text:p>14.10.2021</text:p>
          </table:table-cell>
          <table:table-cell table:style-name="ce195" office:value-type="string" calcext:value-type="string">
            <text:p>emlak vergisi</text:p>
          </table:table-cell>
          <table:table-cell table:style-name="ce209"/>
          <table:table-cell table:style-name="ce153" office:value-type="float" office:value="75.5" calcext:value-type="float">
            <text:p>75,50</text:p>
          </table:table-cell>
          <table:table-cell table:style-name="ce218" table:formula="of:=[.E9]-[.C10]+[.D10]" office:value-type="float" office:value="-13620.3" calcext:value-type="float">
            <text:p>-13.620,30</text:p>
          </table:table-cell>
          <table:table-cell table:style-name="ce221"/>
        </table:table-row>
        <table:table-row table:style-name="ro2">
          <table:table-cell table:number-columns-repeated="4"/>
          <table:table-cell table:style-name="ce219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10"/>
        <table:table-column table:style-name="co8" table:default-cell-style-name="ce60"/>
        <table:table-column table:style-name="co8" table:default-cell-style-name="Default"/>
        <table:table-row table:style-name="ro1">
          <table:table-cell table:style-name="ce178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90" office:value-type="string" calcext:value-type="string">
            <text:p>2021 NAZAN BALCI KİRA GELİR-GİDER</text:p>
          </table:table-cell>
          <table:table-cell/>
          <table:table-cell table:style-name="ce54"/>
          <table:table-cell table:style-name="ce60"/>
          <table:table-cell table:number-columns-repeated="2"/>
        </table:table-row>
        <table:table-row table:style-name="ro1">
          <table:table-cell table:number-columns-repeated="3"/>
          <table:table-cell table:style-name="ce60"/>
          <table:table-cell/>
          <table:table-cell table:style-name="ce220"/>
        </table:table-row>
        <table:table-row table:style-name="ro1">
          <table:table-cell table:number-columns-repeated="3"/>
          <table:table-cell table:style-name="ce211"/>
          <table:table-cell/>
          <table:table-cell table:style-name="ce220"/>
        </table:table-row>
        <table:table-row table:style-name="ro2">
          <table:table-cell/>
          <table:table-cell table:style-name="ce190"/>
          <table:table-cell table:style-name="ce206" office:value-type="string" calcext:value-type="string">
            <text:p>GELİR</text:p>
          </table:table-cell>
          <table:table-cell table:style-name="ce216" office:value-type="string" calcext:value-type="string">
            <text:p>ÖDEME</text:p>
          </table:table-cell>
          <table:table-cell table:style-name="ce216" office:value-type="string" calcext:value-type="string">
            <text:p>BAKİYE</text:p>
          </table:table-cell>
          <table:table-cell table:style-name="ce195"/>
        </table:table-row>
        <table:table-row table:style-name="ro2">
          <table:table-cell/>
          <table:table-cell table:style-name="ce222"/>
          <table:table-cell table:style-name="ce207"/>
          <table:table-cell table:style-name="ce217"/>
          <table:table-cell table:style-name="ce217" table:formula="of:=-[.C7]" office:value-type="float" office:value="-0" calcext:value-type="float">
            <text:p>,00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ön kira geliri</text:p>
          </table:table-cell>
          <table:table-cell table:style-name="ce208" table:formula="of:=[$'03 Tp'.L12]" office:value-type="float" office:value="7851.474" calcext:value-type="float">
            <text:p>+7.851,47</text:p>
          </table:table-cell>
          <table:table-cell table:style-name="ce218"/>
          <table:table-cell table:style-name="ce218" table:formula="of:=[.E7]-[.C8]+[.D8]" office:value-type="float" office:value="-7851.474" calcext:value-type="float">
            <text:p>-7.851,47</text:p>
          </table:table-cell>
          <table:table-cell table:style-name="ce195"/>
        </table:table-row>
        <table:table-row table:style-name="ro2">
          <table:table-cell/>
          <table:table-cell table:style-name="ce195" office:value-type="string" calcext:value-type="string">
            <text:p>2021 ali paşa arka kira geliri</text:p>
          </table:table-cell>
          <table:table-cell table:style-name="ce209" table:formula="of:=[$'03 Tp'.L15]" office:value-type="float" office:value="6818.4" calcext:value-type="float">
            <text:p>6.818,40</text:p>
          </table:table-cell>
          <table:table-cell table:style-name="ce223"/>
          <table:table-cell table:style-name="ce219" table:formula="of:=[.E8]-[.C9]+[.D9]" office:value-type="float" office:value="-14669.874" calcext:value-type="float">
            <text:p>-14.669,87</text:p>
          </table:table-cell>
          <table:table-cell table:style-name="ce195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21"/>
        </table:table-row>
        <table:table-row table:style-name="ro2">
          <table:table-cell table:number-columns-repeated="4"/>
          <table:table-cell table:style-name="ce219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.00.0000</text:date>, <text:time style:data-style-name="N2" text:time-value="11:22:16.84970120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0-16T11:53:34.974127062</dc:date>
    <meta:editing-duration>P1DT2H42M31S</meta:editing-duration>
    <meta:editing-cycles>139</meta:editing-cycles>
    <meta:generator>LibreOffice/7.1.6.2$Linux_X86_64 LibreOffice_project/10$Build-2</meta:generator>
    <meta:print-date>2021-10-14T15:14:10.386461226</meta:print-date>
    <meta:document-statistic meta:table-count="8" meta:cell-count="517" meta:object-count="0"/>
  </office:meta>
</office:document-meta>
</file>